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48000000AE21A12D1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2ea42" officeooo:paragraph-rsid="0002ea42"/>
    </style:style>
    <style:style style:name="P2" style:family="paragraph" style:parent-style-name="Standard" style:list-style-name="L1">
      <style:text-properties fo:font-weight="normal" officeooo:rsid="0002ea42" officeooo:paragraph-rsid="0002ea42" style:font-weight-asian="normal" style:font-weight-complex="normal"/>
    </style:style>
    <style:style style:name="P3" style:family="paragraph" style:parent-style-name="Standard">
      <style:text-properties fo:font-weight="normal" officeooo:rsid="0004c6cf" officeooo:paragraph-rsid="0004c6cf" style:font-weight-asian="normal" style:font-weight-complex="normal"/>
    </style:style>
    <style:style style:name="P4" style:family="paragraph" style:parent-style-name="Standard" style:list-style-name="L2">
      <style:text-properties fo:font-weight="normal" officeooo:rsid="000a1c05" officeooo:paragraph-rsid="000a1c05" style:font-weight-asian="normal" style:font-weight-complex="normal"/>
    </style:style>
    <style:style style:name="P5" style:family="paragraph" style:parent-style-name="Standard">
      <style:text-properties fo:font-weight="normal" officeooo:rsid="000a1c05" officeooo:paragraph-rsid="000a1c05" style:font-weight-asian="normal" style:font-weight-complex="normal"/>
    </style:style>
    <style:style style:name="P6" style:family="paragraph" style:parent-style-name="Standard">
      <style:text-properties fo:font-weight="normal" officeooo:rsid="000aeafa" officeooo:paragraph-rsid="000aeafa" style:font-weight-asian="normal" style:font-weight-complex="normal"/>
    </style:style>
    <style:style style:name="P7" style:family="paragraph" style:parent-style-name="Standard" style:list-style-name="L4">
      <style:text-properties fo:font-weight="normal" officeooo:rsid="000aeafa" officeooo:paragraph-rsid="000aeafa" style:font-weight-asian="normal" style:font-weight-complex="normal"/>
    </style:style>
    <style:style style:name="P8" style:family="paragraph" style:parent-style-name="Standard" style:list-style-name="L5">
      <style:text-properties fo:font-weight="normal" officeooo:rsid="000aeafa" officeooo:paragraph-rsid="000aeafa" style:font-weight-asian="normal" style:font-weight-complex="normal"/>
    </style:style>
    <style:style style:name="P9" style:family="paragraph" style:parent-style-name="Standard" style:list-style-name="L6">
      <style:text-properties fo:font-weight="normal" officeooo:rsid="000aeafa" officeooo:paragraph-rsid="000aeafa" style:font-weight-asian="normal" style:font-weight-complex="normal"/>
    </style:style>
    <style:style style:name="T1" style:family="text">
      <style:text-properties officeooo:rsid="000aeafa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><draw:frame draw:style-name="fr1" draw:name="Image1" text:anchor-type="paragraph" svg:x="0.3453in" svg:y="0.1681in" svg:width="6.0835in" svg:height="1.8126in" draw:z-index="0"><draw:image xlink:href="Pictures/1000020100000248000000AE21A12D1A.png" xlink:type="simple" xlink:show="embed" xlink:actuate="onLoad"/></draw:frame></text:p>
      <text:p text:style-name="P1">2. <text:span text:style-name="T1">Environment</text:span></text:p>
      <text:list xml:id="list143964371239360676" text:style-name="L1">
        <text:list-item>
          <text:p text:style-name="P2">CLK should have a frequency of 50 MHz with 50% duty cycle</text:p>
        </text:list-item>
        <text:list-item>
          <text:p text:style-name="P2">Reset needs to be asynchronous to the CLK</text:p>
        </text:list-item>
        <text:list-item>
          <text:p text:style-name="P2">create 1 instance of input driver and 4 instances of output driver</text:p>
        </text:list-item>
      </text:list>
      <text:p text:style-name="P3"/>
      <text:p text:style-name="P3">3. <text:span text:style-name="T1">Input driver</text:span></text:p>
      <text:list xml:id="list2391485544508772174" text:style-name="L2">
        <text:list-item>
          <text:p text:style-name="P4">Check that ACK is asserted for 1 clock cycle only.</text:p>
        </text:list-item>
        <text:list-item>
          <text:p text:style-name="P4">Check that ACK asserts within 4 cycles</text:p>
        </text:list-item>
        <text:list-item>
          <text:p text:style-name="P4">Check if the next packet is only driven after atleast 1 cycles after ACK was asserted</text:p>
        </text:list-item>
      </text:list>
      <text:p text:style-name="P5"/>
      <text:p text:style-name="P5">4. <text:span text:style-name="T1">Input Driver Packet </text:span></text:p>
      <text:list xml:id="list3628071936582093707" text:style-name="L4">
        <text:list-item>
          <text:p text:style-name="P7">Wait for reset deassertion</text:p>
        </text:list-item>
        <text:list-item>
          <text:p text:style-name="P7">Assert BND_PULSE and first packet byte on DATA_IN</text:p>
        </text:list-item>
        <text:list-item>
          <text:p text:style-name="P7">Deassert BND_PULSE and continue to send packet bytes</text:p>
        </text:list-item>
        <text:list-item>
          <text:p text:style-name="P7">Assert BND_PULSE for 1 cycle along with the last byte</text:p>
        </text:list-item>
        <text:list-item>
          <text:p text:style-name="P7">Check if ACK was asserted within 4 cycles of the 2<text:span text:style-name="T2">nd</text:span> assertion of BND_PULSE</text:p>
        </text:list-item>
        <text:list-item>
          <text:p text:style-name="P7">Check that ACK was asserted for only 1 cycle</text:p>
        </text:list-item>
      </text:list>
      <text:p text:style-name="P6"/>
      <text:p text:style-name="P6">5. Output Driver</text:p>
      <text:list xml:id="list2169953330548327432" text:style-name="L5">
        <text:list-item>
          <text:p text:style-name="P8">Check that the data length(NEWDATA_LEN) is 4, 8, 12, 16</text:p>
        </text:list-item>
        <text:list-item>
          <text:p text:style-name="P8">Check that NEWDATA_LEN is asserted for only 1 cycle</text:p>
        </text:list-item>
        <text:list-item>
          <text:p text:style-name="P8">PROCEED is asserted 1-4 cycles after assertion of NEWDATA_LEN</text:p>
        </text:list-item>
        <text:list-item>
          <text:p text:style-name="P8">PROCEED is asserted for only 1 cycle</text:p>
        </text:list-item>
      </text:list>
      <text:p text:style-name="P6"/>
      <text:p text:style-name="P6">6.Output driver packet</text:p>
      <text:list xml:id="list5219480565261920697" text:style-name="L6">
        <text:list-item>
          <text:p text:style-name="P9">Wait for NEWDATA_LEN_x assertion</text:p>
        </text:list-item>
        <text:list-item>
          <text:p text:style-name="P9">Assert PROCEED_x 1-4 cycles after the assertion of NEWDATA_LEN</text:p>
        </text:list-item>
        <text:list-item>
          <text:p text:style-name="P9">Check if DATA_OUT_x is driven in the next cycle, and the subsequent packets driven 1 per cyc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sh (sas860)</meta:initial-creator>
    <meta:creation-date>2016-11-07T18:58:42.497620130</meta:creation-date>
    <dc:date>2016-11-07T21:52:59.655929571</dc:date>
    <dc:creator>Sandesh (sas860)</dc:creator>
    <meta:editing-duration>PT1H22M25S</meta:editing-duration>
    <meta:editing-cycles>3</meta:editing-cycles>
    <meta:generator>LibreOffice/4.3.7.2$Linux_X86_64 LibreOffice_project/430$Build-2</meta:generator>
    <meta:document-statistic meta:table-count="0" meta:image-count="1" meta:object-count="0" meta:page-count="1" meta:paragraph-count="25" meta:word-count="218" meta:character-count="1148" meta:non-whitespace-character-count="973"/>
  </office:meta>
</office:document-meta>
</file>